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officeooo:rsid="0017dccd" officeooo:paragraph-rsid="0017dccd"/>
    </style:style>
    <style:style style:name="P19" style:family="paragraph" style:parent-style-name="Standard">
      <style:text-properties fo:language="pt" fo:country="PT" officeooo:rsid="001abd86" officeooo:paragraph-rsid="001abd86"/>
    </style:style>
    <style:style style:name="P20" style:family="paragraph" style:parent-style-name="Standard">
      <style:text-properties fo:language="pt" fo:country="PT" officeooo:rsid="001b21ef" officeooo:paragraph-rsid="001b21ef"/>
    </style:style>
    <style:style style:name="P21" style:family="paragraph" style:parent-style-name="Standard">
      <style:text-properties fo:language="pt" fo:country="PT" officeooo:rsid="001c7b47" officeooo:paragraph-rsid="001c7b47"/>
    </style:style>
    <style:style style:name="P22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23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24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5" style:family="paragraph" style:parent-style-name="Heading_20_1">
      <style:text-properties fo:language="pt" fo:country="PT"/>
    </style:style>
    <style:style style:name="P26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  <style:style style:name="T21" style:family="text">
      <style:text-properties officeooo:rsid="00411860"/>
    </style:style>
    <style:style style:name="T22" style:family="text">
      <style:text-properties officeooo:rsid="004230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26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26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8"/>Genmask <text:s text:c="8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18">Aceita <text:span text:style-name="T11">os ips provenientes da rede 172.16.51.0/24. E faz forward dos ips 172.16.50.0/24 para o gateway router 172.16.51.253(eth1 tux4).</text:span></text:p>
      <text:p text:style-name="P18"/>
      <text:p text:style-name="P19">No tux4 que funciona como um gateway router, porque redireciona de uma interface (eth0) para outra(eth1).</text:p>
      <text:p text:style-name="P20">Kernel IP routing table</text:p>
      <text:p text:style-name="P20">Destination <text:s text:c="4"/>Gateway <text:s text:c="8"/>Genmask <text:s text:c="8"/><text:tab/> <text:s/>Flags Metric Ref <text:s text:c="3"/>Use Iface</text:p>
      <text:p text:style-name="P20">172.16.50.0 <text:s text:c="3"/>0.0.0.0 <text:s text:c="8"/><text:tab/>255.255.255.0 <text:s text:c="2"/>U <text:s text:c="6"/>0 <text:s text:c="5"/><text:tab/>0 <text:s text:c="7"/>0 <text:s text:c="4"/>eth0</text:p>
      <text:p text:style-name="P20">172.16.51.0 <text:s text:c="3"/>0.0.0.0 <text:s text:c="8"/><text:tab/>255.255.255.0 <text:s text:c="2"/>U <text:s text:c="6"/>0 <text:s text:c="5"/><text:tab/>0 <text:s text:c="7"/>0 <text:s text:c="4"/>eth1</text:p>
      <text:p text:style-name="P20"/>
      <text:p text:style-name="P21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14">HWaddr 00:21:5a:c3:78:70, é o mac address da interface eth0(172.16.50.254) do tux4.</text:p>
      <text:p text:style-name="P14">HWaddr 00:c0:df:08:d5:b0, é o mac address da interface eth1(172.15.51.25<text:span text:style-name="T14">3</text:span>) do tux4.</text:p>
      <text:p text:style-name="P1"/>
      <text:p text:style-name="P4">4. What ICMP packets are observed and why?</text:p>
      <text:p text:style-name="P1"/>
      <text:p text:style-name="P4">5. What are the IP and MAC addresses associated to ICMP packets and</text:p>
      <text:p text:style-name="P4">why?</text:p>
      <text:h text:style-name="P26" text:outline-level="1">Experiência 4</text:h>
      <text:p text:style-name="P1"/>
      <text:p text:style-name="P4">1. How to configure a static route in a commercial router?</text:p>
      <text:p text:style-name="P1"/>
      <text:p text:style-name="P4">2. What are the paths followed by the packets in the experiments carried out</text:p>
      <text:p text:style-name="P4">and why?</text:p>
      <text:p text:style-name="P1"/>
      <text:p text:style-name="P4">3. How to configure NAT in a commercial router?</text:p>
      <text:p text:style-name="P1"/>
      <text:p text:style-name="P4">4. What does NAT do?</text:p>
      <text:h text:style-name="P26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23"/>
      <text:p text:style-name="P24">172.16.1.1, é o endereço do servidor <text:span text:style-name="T21">de nomes </text:span>para onde se <text:span text:style-name="T21">fazem os pedidos</text:span>.</text:p>
      <text:p text:style-name="P24"><text:span text:style-name="T21">lixa.netlab.fe.up.pt, é o única elemento da lista de procura de hostnames. <text:s/></text:span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2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26" text:outline-level="1">Experiência 6</text:h>
      <text:p text:style-name="P1"/>
      <text:p text:style-name="P4">1. How many TCP connections are opened by your ftp application?</text:p>
      <text:p text:style-name="P1"/>
      <text:p text:style-name="P4">2. In what connection is transported the FTP control information?</text:p>
      <text:p text:style-name="P1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01:37:13.914266483</dc:date>
    <meta:editing-duration>PT8H23M20S</meta:editing-duration>
    <meta:editing-cycles>60</meta:editing-cycles>
    <meta:generator>LibreOffice/4.3.5.2.0$Linux_X86_64 LibreOffice_project/430m0$Build-2</meta:generator>
    <meta:document-statistic meta:table-count="0" meta:image-count="0" meta:object-count="0" meta:page-count="6" meta:paragraph-count="96" meta:word-count="1437" meta:character-count="8919" meta:non-whitespace-character-count="7235"/>
  </office:meta>
</office:document-meta>
</file>